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365f91" style:font-name="Cambria" fo:font-size="36pt"/>
    </style:style>
    <style:style style:name="P2" style:family="paragraph" style:parent-style-name="Standard">
      <style:paragraph-properties fo:text-align="center" style:justify-single-word="false"/>
      <style:text-properties fo:color="#365f91" style:font-name="Cambria" fo:font-size="36pt" fo:font-weight="bold"/>
    </style:style>
    <style:style style:name="P3" style:family="paragraph" style:parent-style-name="Standard">
      <style:paragraph-properties fo:text-align="center" style:justify-single-word="false"/>
      <style:text-properties fo:color="#365f91" style:font-name="Cambria" fo:font-size="16pt" fo:font-weight="bold"/>
    </style:style>
    <style:style style:name="P4" style:family="paragraph" style:parent-style-name="Standard">
      <style:text-properties fo:color="#000000" style:font-name="Helvetica" fo:font-size="12pt"/>
    </style:style>
    <style:style style:name="P5" style:family="paragraph" style:parent-style-name="Standard">
      <style:text-properties fo:color="#000000" style:font-name="Helvetica" fo:font-size="12pt" fo:font-weight="bold"/>
    </style:style>
    <style:style style:name="P6" style:family="paragraph" style:parent-style-name="Standard">
      <style:text-properties style:font-name="Helvetica" fo:font-size="12pt"/>
    </style:style>
    <style:style style:name="P7" style:family="paragraph" style:parent-style-name="Standard">
      <style:text-properties style:font-name="Helvetica" fo:font-size="12pt" fo:font-weight="bold"/>
    </style:style>
    <style:style style:name="P8" style:family="paragraph" style:parent-style-name="Standard">
      <style:paragraph-properties fo:margin-top="0in" fo:margin-bottom="0.0835in"/>
      <style:text-properties fo:color="#000000" style:font-name="Helvetica" fo:font-size="12pt"/>
    </style:style>
    <style:style style:name="P9" style:family="paragraph" style:parent-style-name="Standard">
      <style:paragraph-properties fo:margin-top="0in" fo:margin-bottom="0.0835in" fo:line-height="150%"/>
      <style:text-properties fo:color="#000000" style:font-name="Helvetica" fo:font-size="12pt"/>
    </style:style>
    <style:style style:name="P10" style:family="paragraph" style:parent-style-name="Standard">
      <style:paragraph-properties fo:margin-top="0in" fo:margin-bottom="0.0835in"/>
      <style:text-properties fo:color="#000000" style:font-name="Helvetica" fo:font-size="12pt" fo:font-weight="bold"/>
    </style:style>
    <style:style style:name="P11" style:family="paragraph" style:parent-style-name="Standard">
      <style:paragraph-properties fo:margin-top="0in" fo:margin-bottom="0.0835in" fo:line-height="150%"/>
      <style:text-properties fo:color="#000000" style:font-name="Helvetica" fo:font-size="12pt" fo:font-weight="bold"/>
    </style:style>
    <style:style style:name="P12" style:family="paragraph" style:parent-style-name="Standard">
      <style:paragraph-properties fo:margin-top="0in" fo:margin-bottom="0.0835in" fo:line-height="150%"/>
      <style:text-properties fo:color="#000000" style:font-name="Helvetica" fo:font-size="12pt" fo:font-weight="bold" style:font-weight-asian="bold" style:font-weight-complex="bold"/>
    </style:style>
    <style:style style:name="P13" style:family="paragraph" style:parent-style-name="Standard">
      <style:paragraph-properties fo:margin-left="0.5in" fo:margin-right="0in" fo:margin-top="0in" fo:margin-bottom="0.0835in" fo:line-height="150%" fo:text-indent="0in" style:auto-text-indent="false"/>
      <style:text-properties fo:color="#000000" style:font-name="Helvetica" fo:font-size="12pt"/>
    </style:style>
    <style:style style:name="P14" style:family="paragraph" style:parent-style-name="Standard">
      <style:paragraph-properties fo:margin-left="0.5in" fo:margin-right="0in" fo:text-indent="0in" style:auto-text-indent="false"/>
      <style:text-properties fo:color="#000000" style:font-name="Helvetica" fo:font-size="12pt"/>
    </style:style>
    <style:style style:name="P15" style:family="paragraph" style:parent-style-name="Standard">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bold" style:font-weight-asian="bold" style:font-weight-complex="bold"/>
    </style:style>
    <style:style style:name="P1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19" style:family="paragraph" style:parent-style-name="Standard">
      <style:paragraph-properties fo:margin-top="0.1665in" fo:margin-bottom="0.0835in"/>
      <style:text-properties fo:color="#000000" style:font-name="Arial" fo:font-size="12pt" fo:font-weight="bold"/>
    </style:style>
    <style:style style:name="P20" style:family="paragraph" style:parent-style-name="Standard" style:list-style-name="L3">
      <style:text-properties fo:color="#000000" style:font-name="Helvetica" fo:font-size="12pt"/>
    </style:style>
    <style:style style:name="P21" style:family="paragraph" style:parent-style-name="Standard" style:list-style-name="L4">
      <style:text-properties fo:color="#000000" style:font-name="Helvetica" fo:font-size="12pt"/>
    </style:style>
    <style:style style:name="P22" style:family="paragraph" style:parent-style-name="Standard">
      <style:text-properties fo:color="#000000" style:font-name="Helvetica" fo:font-size="12pt" fo:font-weight="normal" style:font-weight-asian="normal" style:font-weight-complex="normal"/>
    </style:style>
    <style:style style:name="P23" style:family="paragraph" style:parent-style-name="Standard" style:list-style-name="L4">
      <style:text-properties fo:color="#000000" style:font-name="Helvetica" fo:font-size="12pt" fo:font-weight="normal" style:font-weight-asian="normal" style:font-weight-complex="normal"/>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2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2pt"/>
    </style:style>
    <style:style style:name="P27"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28"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29"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style:style>
    <style:style style:name="P30"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31" style:family="paragraph" style:parent-style-name="Standard" style:list-style-name="L5">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32" style:family="paragraph" style:parent-style-name="Standard" style:list-style-name="L6">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33"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34" style:family="paragraph" style:parent-style-name="Standard">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fo:font-weight="bold" style:font-weight-asian="bold" style:font-weight-complex="bold"/>
    </style:style>
    <style:style style:name="P35" style:family="paragraph" style:parent-style-name="Standard" style:list-style-name="L6">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6"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7" style:family="paragraph" style:parent-style-name="Standard" style:list-style-name="L7">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8"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style>
    <style:style style:name="P39" style:family="paragraph" style:parent-style-name="Standard">
      <style:paragraph-properties fo:margin-top="0.1665in" fo:margin-bottom="0.0835in"/>
      <style:text-properties fo:color="#000000" style:font-name="Arial" fo:font-size="12pt" fo:font-weight="bold"/>
    </style:style>
    <style:style style:name="P40" style:family="paragraph" style:parent-style-name="Standard" style:list-style-name="L6">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P41" style:family="paragraph" style:parent-style-name="Standard" style:list-style-name="L7">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P42" style:family="paragraph" style:parent-style-name="Standard" style:list-style-name="L1">
      <style:paragraph-properties fo:margin-left="0in" fo:margin-right="0in" fo:margin-top="0in" fo:margin-bottom="0.0835in" fo:text-indent="0in" style:auto-text-indent="false">
        <style:tab-stops>
          <style:tab-stop style:position="0.1528in"/>
          <style:tab-stop style:position="0.5in"/>
        </style:tab-stops>
      </style:paragraph-properties>
      <style:text-properties fo:color="#000000" style:font-name="Helvetica"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000000" style:font-name="Helvetica" fo:font-size="12pt"/>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Blobs GDD</text:p>
      <text:p text:style-name="P3">V4 / Vince McDonnell</text:p>
      <text:p text:style-name="P4"/>
      <text:p text:style-name="P4"/>
      <text:p text:style-name="P4"/>
      <text:p text:style-name="P15"><text:tab/>•<text:tab/>Questing Overview</text:p>
      <text:p text:style-name="P6">Questing is necessary to gain materials for improving blobs. the objective of the quest is to reach the main monster (boss) at the end of the stage and slay it. Once dead, the blobs may drain it of materials and end the quest. Quests last for 3 mins when the timer expires, the monster flees.</text:p>
      <text:p text:style-name="P7">Boss Encounter Mechanics</text:p>
      <text:p text:style-name="P6">c</text:p>
      <text:p text:style-name="P7">Reward</text:p>
      <text:p text:style-name="P6">one of the rewards at the end of the quest is monster essence. for example, wolf essence. if the player has the pattern for wolf and has all the necessary essences, the blobs may perform a super move during the fight to transform into a blobbish wolf like a doppelganger. Only one transformation can be equipped into a battle.</text:p>
      <text:p text:style-name="P6">transformations may only be performed once during the fight once conditions are met (DEFINE CONDITIONS).</text:p>
      <text:p text:style-name="P6"/>
      <text:p text:style-name="P7">Player actions</text:p>
      <text:p text:style-name="P6">during a fight a player may:</text:p>
      <text:list xml:id="list5458864765465543358" text:style-name="L1">
        <text:list-item>
          <text:p text:style-name="P24">Retreat to end the fight prematurely, all progress / loot is lost</text:p>
        </text:list-item>
        <text:list-item>
          <text:p text:style-name="P24">tap on an object / monster to target and attack or to harvest it. Harvesting leaves blobs exposed.</text:p>
        </text:list-item>
        <text:list-item>
          <text:p text:style-name="P24">tap on basic command defend, causes blobs to hunker down and receive reduced damage, has a CD</text:p>
        </text:list-item>
        <text:list-item>
          <text:p text:style-name="P24"><text:soft-page-break/>tap on basic command rally to cancel current action and regroup to the anchor point</text:p>
        </text:list-item>
        <text:list-item>
          <text:p text:style-name="P24">tap on 1 of 6 special pre-equipped blob abilities, each has a CD</text:p>
        </text:list-item>
        <text:list-item>
          <text:p text:style-name="P24">tap on leader skill to receive <text:s/>the leader’s buff, may or may not have a duration or CD</text:p>
        </text:list-item>
        <text:list-item>
          <text:p text:style-name="P24">tap on transform to temporarily transform into a doppelganger and do a super move.</text:p>
        </text:list-item>
        <text:list-item>
          <text:p text:style-name="P24">note: when an action is being performed, blobs do not advance forward. if the action is done they auto rally then move forward once in position</text:p>
        </text:list-item>
      </text:list>
      <text:p text:style-name="P16"/>
      <text:p text:style-name="P16"/>
      <text:p text:style-name="P16"/>
      <text:p text:style-name="P16"/>
      <text:p text:style-name="P17">Breeding</text:p>
      <text:p text:style-name="P18">Breeding costs materials in order to be performed. </text:p>
      <text:p text:style-name="P18">Materials are harvested in quests.</text:p>
      <text:p text:style-name="P18">Breeding produces blobs with some or all of it's parent's traits</text:p>
      <text:p text:style-name="P18">breeding blobs can still be used for quests</text:p>
      <text:p text:style-name="P18"/>
      <text:p text:style-name="P18">to breed:</text:p>
      <text:p text:style-name="P18">select 6 blobs to put in a breeding program. Must at least have 1 male and 1 female</text:p>
      <text:p text:style-name="P18">pay the cost and begin the program, timer starts</text:p>
      <text:p text:style-name="P18">wait for breeding program to be over. Phase 1 mating, phase 2 gestating, phase 3 incubating, phase 4 birth.</text:p>
      <text:p text:style-name="P18">View offspring of each female and choose 1 of 3 to keep.</text:p>
      <text:p text:style-name="P18">If there is no space, display error</text:p>
      <text:p text:style-name="P18"/>
      <text:p text:style-name="P18">why breed?</text:p>
      <text:list xml:id="list8118264947809706265" text:style-name="L2">
        <text:list-item>
          <text:p text:style-name="P25">to get new gene mutations</text:p>
        </text:list-item>
        <text:list-item>
          <text:p text:style-name="P25">to have more blobs for quests</text:p>
        </text:list-item>
        <text:list-item>
          <text:p text:style-name="P25">to have a diverse group to excel at different types of quests</text:p>
        </text:list-item>
        <text:list-item>
          <text:p text:style-name="P25">to dissolve: a tool to convert blobs into essences and lvl up other blobs (herbs + time = essence)</text:p>
        </text:list-item>
      </text:list>
      <text:p text:style-name="P18"/>
      <text:p text:style-name="P18"/>
      <text:p text:style-name="P18"/>
      <text:p text:style-name="P17">Enhance Gene (fusion) (unsure if we want to do this)</text:p>
      <text:p text:style-name="P18">Fusing blobs adds the sacrificial blob's primary gene to the enhance the gene of the higher recipient blob</text:p>
      <text:p text:style-name="P18"/>
      <text:p text:style-name="P18"/>
      <text:p text:style-name="P17">Tags </text:p>
      <text:p text:style-name="P18">(items withing a group are mutually exclusive)</text:p>
      <text:p text:style-name="P18">(the blob's genetic abilities and stats determine the appropriate tags)</text:p>
      <text:p text:style-name="P18"/>
      <text:p text:style-name="P18">ranged – attacks using projectiles</text:p>
      <text:p text:style-name="P18">melee - <text:s/>attacks by approaching enemy</text:p>
      <text:p text:style-name="P18"/>
      <text:p text:style-name="P18">Tank – increased hp or def (cannot be ranged)</text:p>
      <text:p text:style-name="P18">Attacker – increased attack</text:p>
      <text:p text:style-name="P18">Healer - <text:s/>has a heal ability</text:p>
      <text:p text:style-name="P18"><text:soft-page-break/></text:p>
      <text:p text:style-name="P18">So blobs can really be unique, for example you can have a: Male, Blue, skull sigil, ranged, healer or a Female, White, air sigil, melee, tank</text:p>
      <text:p text:style-name="P18"/>
      <text:p text:style-name="P18"/>
      <text:p text:style-name="P17">Gathered resources</text:p>
      <text:p text:style-name="P18">monster parts – for activating genes</text:p>
      <text:p text:style-name="P18">sigil essences - <text:s/>for starring up blobs (in lieu of xp)</text:p>
      <text:p text:style-name="P18">herbs – for breeding programs</text:p>
      <text:p text:style-name="P18"/>
      <text:p text:style-name="P18"/>
      <text:p text:style-name="P17"><text:s/></text:p>
      <text:p text:style-name="P16"/>
      <text:p text:style-name="P16"/>
      <text:list xml:id="list36431533" text:style-name="L1">
        <text:list-item>
          <text:p text:style-name="P27">Game Overview</text:p>
        </text:list-item>
      </text:list>
      <text:p text:style-name="P14">In a nutshell Blobs is a game about <text:span text:style-name="T1">breeding</text:span> creatures called blobs. Blobs use their unique abilities to <text:span text:style-name="T1">quest</text:span> and gain items. These items are used to advance your blobs and aid in further breeding better blobs. The ability to beat quests is dependent on how advanced your blobs are.</text:p>
      <text:p text:style-name="P14"/>
      <text:p text:style-name="P14">Quests are all about to discovering monsters in the wild and then successfully beating them for loot that will enhance your blobs</text:p>
      <text:p text:style-name="P14"/>
      <text:p text:style-name="P14">Blobs posses <text:span text:style-name="T1">genes</text:span> that give them special abilities. <text:span text:style-name="T1">Genes</text:span> bestow with abilities that the blob can immediately utilize in combat such as passive buffs, team buffs, activated abilities, or even super moves. A blob may have many genes but only one will be initially active on birth. A blob can activate other genes as the blob increases in level. To activate other genes, the blob must consume the required monster parts the gene needs.</text:p>
      <text:p text:style-name="P14"/>
      <text:p text:style-name="P14"><text:span text:style-name="T1">Genes are passed </text:span>on to an offspring only by starting a breeding program. Children will inherit a mixture of the parent's genes. When a breeding program concludes, the player must choose which offspring to keep. They will be presented with 3 choices per birthing female in the program. Judgment will commonly be based on color, sigil, and initial active gene as well as other inactive genes the blob may posses.</text:p>
      <text:p text:style-name="P14"/>
      <text:p text:style-name="P14">Unwanted blobs can be broken down into resources through <text:span text:style-name="T1">harvesting</text:span> them. Harvesting a blob yields <text:span text:style-name="T1">essence</text:span> which is used to level up blobs. Essence also comes from quest bosses.</text:p>
      <text:p text:style-name="P14"/>
      <text:p text:style-name="P14">Blobs also have a <text:span text:style-name="T1">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14"/>
      <text:p text:style-name="P14">All blobs initially start out as the generic “Blob” <text:span text:style-name="T1">species</text:span>. New species genes may <text:soft-page-break/>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14"/>
      <text:p text:style-name="P14">Blobs need to mature before they can breed. Blobs will reach <text:span text:style-name="T1">adulthood</text:span> once they have been on 3 missions. This will allow the player to carefully choose which blobs are worth investing in and which need to be sold. Blobs that reach adulthood are given random <text:span text:style-name="T1">names</text:span>. Blobs will reach that status of <text:span text:style-name="T1">Elder</text:span> once they have been on 100 missions. Elder blobs can be sent to the Elder Hall, the more elders in there, the more passive bonuses get applied to all blobs across the board. for example you may need 10 elders to increase attacks of all blobs by 1%, and 20 elders to increase all armor of blobs by 1%.</text:p>
      <text:p text:style-name="P4"/>
      <text:p text:style-name="P4"/>
      <text:p text:style-name="P4"/>
      <text:p text:style-name="P19">Blob stats in menu</text:p>
      <text:list xml:id="list4387248545233907526" text:style-name="L3">
        <text:list-item>
          <text:p text:style-name="P20">Main Menu – displays portrait, name, tags, color, sigil, stars, progress,</text:p>
        </text:list-item>
      </text:list>
      <text:list xml:id="list4266240408710243066" text:style-name="L4">
        <text:list-item>
          <text:p text:style-name="P21">Sub Menus (tabs)</text:p>
          <text:list>
            <text:list-item>
              <text:p text:style-name="P21">Traits – listing of passive traits and activated abilities</text:p>
            </text:list-item>
            <text:list-item>
              <text:p text:style-name="P21">Stats - numeric listing of combat stats</text:p>
            </text:list-item>
            <text:list-item>
              <text:p text:style-name="P23">genes – active and inactive genes</text:p>
            </text:list-item>
          </text:list>
        </text:list-item>
      </text:list>
      <text:p text:style-name="P22"/>
      <text:p text:style-name="P22"/>
      <text:p text:style-name="P4">Stars – acts like levels, a blob may have 1 active gene per star. Feed sigil essences to the blob to add stars. 2 stars need 20 essence, 3 stars need 70, 4 stars need 100, 5 stars needs 150 6 stars needs 250</text:p>
      <text:p text:style-name="P4">Max Stars – replaces rarity, common blobs have 3* max, rare blobs 4* max epic Blobs 5* max, legendary blobs 6* max (breeding an n-star will yield n to n+1 stars but never n+2 stars)</text:p>
      <text:p text:style-name="P4">Progress to next star – feed essences to increase progress</text:p>
      <text:p text:style-name="P4">Traits - <text:s/>activated / passive abilities bestowed by genes</text:p>
      <text:p text:style-name="P4">Genes – a sub menu containing info on the blob's genes</text:p>
      <text:p text:style-name="P4">Element – white, blue,black,green or red</text:p>
      <text:p text:style-name="P4">Sigil – A to D</text:p>
      <text:p text:style-name="P14"><text:span text:style-name="T2">Combat Stats:</text:span> (all of these can be derrived )</text:p>
      <text:p text:style-name="P14">Armor</text:p>
      <text:p text:style-name="P14">Attack</text:p>
      <text:p text:style-name="P14">Health<text:line-break/>Stamina</text:p>
      <text:p text:style-name="P14">Element</text:p>
      <text:p text:style-name="P4"/>
      <text:p text:style-name="P19">Gene Variables</text:p>
      <text:p text:style-name="P4">Gene Name</text:p>
      <text:p text:style-name="P4">Gene Description</text:p>
      <text:p text:style-name="P4">monster part requirement list and progress</text:p>
      <text:p text:style-name="P4">locked/unlocked state</text:p>
      <text:p text:style-name="P4">Consume Conditions Array - <text:s/>food id, amount, progress</text:p>
      <text:p text:style-name="P4"><text:soft-page-break/>description of what it does</text:p>
      <text:p text:style-name="P4">passive/activated ability</text:p>
      <text:p text:style-name="P4">cooldown if activated</text:p>
      <text:p text:style-name="P4"/>
      <text:p text:style-name="P19">“Blob Stat” Variables</text:p>
      <text:p text:style-name="P4">Stat ID - <text:s/>stat name derives form this, note only combat stats are visible</text:p>
      <text:p text:style-name="P4">Value</text:p>
      <text:p text:style-name="P4">additive or multiplicative</text:p>
      <text:p text:style-name="P4"/>
      <text:p text:style-name="P4"/>
      <text:p text:style-name="P4"/>
      <text:p text:style-name="P5">quick useful ideas:</text:p>
      <text:p text:style-name="P4">- daily quests that have a rescued blob as a reward. Blob has 1 random gene. Derived from a unique loot table of genes , (similar to randomness of graven charms)</text:p>
      <text:p text:style-name="P4"/>
      <text:p text:style-name="P4"/>
      <text:p text:style-name="P4"/>
      <text:list xml:id="list36448240" text:style-name="L1">
        <text:list-item>
          <text:p text:style-name="P27">Guidelines to Keep in Mind</text:p>
        </text:list-item>
      </text:list>
      <text:p text:style-name="P4"><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4"/>
      <text:p text:style-name="P4"><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4"/>
      <text:p text:style-name="P4"><text:span text:style-name="T1">Game scenes instead of ui menus</text:span> – when possible and sensible, use the actual game to depict stuff that would otherwise belong in a menu. For example: </text:p>
      <text:list xml:id="list36440082" text:style-name="L1">
        <text:list-item>
          <text:p text:style-name="P26">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26">Zone navigation can be done through an illustrated map rather than a menu of buttons.</text:p>
        </text:list-item>
      </text:list>
      <text:p text:style-name="P4"/>
      <text:p text:style-name="P4"><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4"/>
      <text:p text:style-name="P4"><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ext:soft-page-break/>The player should be able to feel or see where he is to give more context to the menu. It also helps make the game feel more like a game instead of a series of ui menus especially if there is interesting art and animation happening in the background.</text:p>
      <text:p text:style-name="P4"/>
      <text:list xml:id="list36448424" text:style-name="L1">
        <text:list-item>
          <text:p text:style-name="P27">Look and Feel</text:p>
        </text:list-item>
      </text:list>
      <text:p text:style-name="P9">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9">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9">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p text:style-name="P9"/>
      <text:p text:style-name="P9"/>
      <text:p text:style-name="P9"/>
      <text:p text:style-name="P9"/>
      <text:p text:style-name="P9"/>
      <text:p text:style-name="P12"/>
      <text:p text:style-name="P9"/>
      <text:p text:style-name="P9"/>
      <text:p text:style-name="P9"/>
      <text:list xml:id="list36436261" text:style-name="L1">
        <text:list-item>
          <text:p text:style-name="P29"><text:soft-page-break/><text:span text:style-name="T1">Multiplayer</text:span></text:p>
        </text:list-item>
      </text:list>
      <text:p text:style-name="P10">Breeding Programs</text:p>
      <text:p text:style-name="P8">Players can enter a breeding program with other players by placing their blobs in a common breeding room. The purpose of the breeding room is:</text:p>
      <text:list xml:id="list6202992260735043257" text:style-name="L5">
        <text:list-item>
          <text:p text:style-name="P31">to get more color variants off already owned species</text:p>
        </text:list-item>
        <text:list-item>
          <text:p text:style-name="P31">to be able to get your own breeding pair, if you only have a single male or female of a given species.</text:p>
        </text:list-item>
      </text:list>
      <text:p text:style-name="P8">Be careful though, the common room has lots of germs and blobs may contract sickness from it once in a while.</text:p>
      <text:p text:style-name="P8">You can only breed with members of your friends list, and only with 1 friend at a time. </text:p>
      <text:p text:style-name="P8"/>
      <text:p text:style-name="P10">The Friend List</text:p>
      <text:p text:style-name="P8">Members of your friend list can assist you in:</text:p>
      <text:list xml:id="list36427356" text:style-name="L1">
        <text:list-item>
          <text:p text:style-name="P30">breeding programs</text:p>
        </text:list-item>
        <text:list-item>
          <text:p text:style-name="P30">adding members to your combat party for multiplayer battle (you cannot use the same friend twice in a day)</text:p>
          <text:p text:style-name="P30"/>
        </text:list-item>
      </text:list>
      <text:p text:style-name="P8">To promote friend loyalty, you can level up your relationship with a friend to max level. Leveled relationships provide bonuses such as:</text:p>
      <text:list xml:id="list36450748" text:style-name="L1">
        <text:list-item>
          <text:p text:style-name="P30">breeding time is decreased the more you breed with the same player. (ie. Breeding time can decrease in a logarithmic fashion from, 99% - 50%)</text:p>
        </text:list-item>
        <text:list-item>
          <text:p text:style-name="P30">you can use the same player for battle 5 times a day at max level</text:p>
          <text:p text:style-name="P42"/>
        </text:list-item>
      </text:list>
      <text:p text:style-name="P8">Rules:</text:p>
      <text:list xml:id="list36450933" text:style-name="L1">
        <text:list-item>
          <text:p text:style-name="P30">The player can only gain up to10 friends.</text:p>
        </text:list-item>
        <text:list-item>
          <text:p text:style-name="P38"><text:span text:style-name="T4">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span></text:p>
        </text:list-item>
        <text:list-item>
          <text:p text:style-name="P38"><text:span text:style-name="T4"/></text:p>
        </text:list-item>
      </text:list>
      <text:p text:style-name="P34"><text:span text:style-name="T4">Everyhting Below this point must be reviewed</text:span></text:p>
      <text:list xml:id="list36443817" text:style-name="L1">
        <text:list-item>
          <text:p text:style-name="P27">Player Goals</text:p>
        </text:list-item>
      </text:list>
      <text:list xml:id="list4188083032806996495" text:style-name="L6">
        <text:list-item>
          <text:p text:style-name="P32">Long term Goal</text:p>
          <text:list>
            <text:list-item>
              <text:p text:style-name="P40">Achieve the status of diamond league through the multiplayer system and be <text:soft-page-break/>one of the top players in the world</text:p>
            </text:list-item>
          </text:list>
        </text:list-item>
        <text:list-item>
          <text:p text:style-name="P32">Mid term Goal</text:p>
          <text:list>
            <text:list-item>
              <text:p text:style-name="P40">Unlock more species </text:p>
            </text:list-item>
            <text:list-item>
              <text:p text:style-name="P40">Upgrade facilities</text:p>
            </text:list-item>
            <text:list-item>
              <text:p text:style-name="P40">Accomplish milestone quest chains</text:p>
            </text:list-item>
          </text:list>
        </text:list-item>
        <text:list-item>
          <text:p text:style-name="P32">Short term limited activity</text:p>
          <text:list>
            <text:list-item>
              <text:p text:style-name="P40">Culling inferior blobs</text:p>
            </text:list-item>
            <text:list-item>
              <text:p text:style-name="P40">Collecting mission results</text:p>
            </text:list-item>
            <text:list-item>
              <text:p text:style-name="P40">Multiplayer battles</text:p>
            </text:list-item>
            <text:list-item>
              <text:p text:style-name="P40">Organizing and sorting blobs </text:p>
            </text:list-item>
          </text:list>
        </text:list-item>
        <text:list-item>
          <text:p text:style-name="P35"><text:span text:style-name="T1">Micro term unlimited activity</text:span> - This will keep the player in the game doing something which yields trivial benefit (tiny tower elevator, PvZ zen garden)</text:p>
          <text:list>
            <text:list-item>
              <text:p text:style-name="P40">Tapping on blobs to make them smile. Smiling has a chance to yeild a miniscule amount of resources.</text:p>
            </text:list-item>
          </text:list>
        </text:list-item>
      </text:list>
      <text:list xml:id="list36443634" text:style-name="L1">
        <text:list-item>
          <text:p text:style-name="P27">Blob Genetics</text:p>
        </text:list-item>
      </text:list>
      <text:p text:style-name="P9">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9"><text:span text:style-name="T1">Species Names</text:span> - Some examples of new species names:</text:p>
      <text:p text:style-name="P13">Blobs, Clobs, Dlobs, Flobs, Globs … Zlobs, etc.</text:p>
      <text:p text:style-name="P13">Blobbits, Clobbits, Flobbits etc.</text:p>
      <text:p text:style-name="P13">Blobites, Clobites Flobites etc.</text:p>
      <text:p text:style-name="P13">Bloobs, Cloobs, Floobs, etc.</text:p>
      <text:p text:style-name="P9"><text:span text:style-name="T1">Appearance</text:span> - Species are generally visualized by physical markings such as spots, <text:soft-page-break/>patches, stripes, etc. See images of poison arrow frogs for reference. Color on the other hand is not unique to a species, multiple members of the same species may have varying colors.</text:p>
      <text:p text:style-name="P9"/>
      <text:list xml:id="list36441224" text:style-name="L1">
        <text:list-item>
          <text:p text:style-name="P27">Blob Sickness</text:p>
        </text:list-item>
      </text:list>
      <text:p text:style-name="P9">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9">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9"/>
      <text:list xml:id="list36451480" text:style-name="L1">
        <text:list-item>
          <text:p text:style-name="P27">The Village and Blob Occupations</text:p>
        </text:list-item>
      </text:list>
      <text:p text:style-name="P9">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9">Only blobs assigned to the village can fulfill their designated occupations.</text:p>
      <text:p text:style-name="P9"><text:span text:style-name="T1">Farmers</text:span> – produce materials and rations</text:p>
      <text:p text:style-name="P9"><text:span text:style-name="T1">Merchants</text:span> – produce gold</text:p>
      <text:p text:style-name="P9"><text:span text:style-name="T1">Builder</text:span> – certain number of builders are required to build and <text:span text:style-name="T3">keep</text:span> each building. Also influences the time to complete a building. An overage will yield material resources</text:p>
      <text:p text:style-name="P9"><text:soft-page-break/><text:span text:style-name="T1">Fighter</text:span> <text:s/>- grants immunity to negative events such as monster raids, or blob riots. Must be a certain percentage of the population. An overage will yield bonus to missions.</text:p>
      <text:p text:style-name="P9">Farmers and merchants will be the first villagers to have. Then as new buildings are needed Builder blobs will be introduced. Finally after a pre scripted village raid event by monsters, fighter jobs will be unlocked.</text:p>
      <text:list xml:id="list36436768" text:style-name="L1">
        <text:list-item>
          <text:p text:style-name="P27">Gameplay Resources</text:p>
        </text:list-item>
      </text:list>
      <text:p text:style-name="P9"><text:span text:style-name="T1">Gold</text:span> - <text:s/>to buy stuff like plans for a building, or land titles to expand, gained from blobs with <text:s/>jobs</text:p>
      <text:p text:style-name="P9"><text:span text:style-name="T1">Materials</text:span> - <text:s/>used for building rooms and infrastructure, gained from foraging missions</text:p>
      <text:p text:style-name="P9"><text:span text:style-name="T1">Rations –</text:span> used to start quests and grow infant blobs to adulthood </text:p>
      <text:list xml:id="list36439248" text:style-name="L1">
        <text:list-item>
          <text:p text:style-name="P28">Questing</text:p>
        </text:list-item>
      </text:list>
      <text:p text:style-name="P8"/>
      <text:p text:style-name="P8">To embark on quests the quest requirements must be met, these consist of:</text:p>
      <text:list xml:id="list36422550" text:style-name="L1">
        <text:list-item>
          <text:p text:style-name="P30">a ration cost</text:p>
        </text:list-item>
        <text:list-item>
          <text:p text:style-name="P30">a blob count</text:p>
        </text:list-item>
        <text:list-item>
          <text:p text:style-name="P30">specific traits blobs must have that influence the success rate of the quest</text:p>
        </text:list-item>
      </text:list>
      <text:p text:style-name="P8">There are 2 types of missions or quests:</text:p>
      <text:list xml:id="list36427959" text:style-name="L1">
        <text:list-item>
          <text:p text:style-name="P33">Foraging</text:p>
        </text:list-item>
        <text:list-item>
          <text:p text:style-name="P30">Foraging is the best way to get building resources. Foraging quests are very straightforward, if they are successful, they yield the promised resource.</text:p>
        </text:list-item>
        <text:list-item>
          <text:p text:style-name="P33">Adventure</text:p>
        </text:list-item>
      </text:list>
      <text:p text:style-name="P8"><text:span text:style-name="T1"><text:tab/></text:span>Adventure quests usually have an unknown reward such as a treasure chest that can contain resources, new game components that introduce functionality, or even end in a battle.</text:p>
      <text:p text:style-name="P8"/>
      <text:p text:style-name="P11">Battles</text:p>
      <text:p text:style-name="P8">Blobs are grouped into battle cells, 10 blobs to a cell. Ideally all members of a cell complement each other.</text:p>
      <text:p text:style-name="P8">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36451883" text:style-name="L1">
        <text:list-item>
          <text:p text:style-name="P28"><text:soft-page-break/>Buildings</text:p>
        </text:list-item>
      </text:list>
      <text:p text:style-name="P10">castle</text:p>
      <text:p text:style-name="P8">Blob Rooms</text:p>
      <text:p text:style-name="P8">Breeding room</text:p>
      <text:p text:style-name="P8"/>
      <text:p text:style-name="P10">The Village</text:p>
      <text:p text:style-name="P8">Builder's hall</text:p>
      <text:p text:style-name="P8">Advenurer's hall – unlocks the adventurer missions</text:p>
      <text:p text:style-name="P8">Can only choose 1 of the following</text:p>
      <text:list xml:id="list36426677" text:style-name="L1">
        <text:list-item>
          <text:p text:style-name="P30">Fighter's Guild</text:p>
        </text:list-item>
        <text:list-item>
          <text:p text:style-name="P30">Mage's Guild</text:p>
        </text:list-item>
        <text:list-item>
          <text:p text:style-name="P30">Priest's Guild<text:line-break/></text:p>
        </text:list-item>
      </text:list>
      <text:p text:style-name="P8"/>
      <text:p text:style-name="P8"/>
      <text:list xml:id="list36434965" text:style-name="L1">
        <text:list-item>
          <text:p text:style-name="P27">Sources of Inspiration</text:p>
        </text:list-item>
      </text:list>
      <text:list xml:id="list36444149" text:style-name="L1">
        <text:list-item>
          <text:p text:style-name="P36">World of Warcraft <text:s/>Garrison (Follower/Mission mechanics)</text:p>
        </text:list-item>
        <text:list-item>
          <text:p text:style-name="P36">Ornamental shrimp breeding (not a game, breeding challenges and fun)</text:p>
        </text:list-item>
        <text:list-item>
          <text:p text:style-name="P36">DnD monster's manual. (monster types/names)</text:p>
        </text:list-item>
        <text:list-item>
          <text:p text:style-name="P36">Middle earth card game (epic quest journeys)</text:p>
        </text:list-item>
        <text:list-item>
          <text:p text:style-name="P36">Ni no Kuni (pet system)</text:p>
        </text:list-item>
        <text:list-item>
          <text:p text:style-name="P36">Puzzles and Dragons (friend list)</text:p>
        </text:list-item>
        <text:list-item>
          <text:p text:style-name="P36">Dragon Force (auto battle AI, issuing battle commands)</text:p>
        </text:list-item>
        <text:list-item>
          <text:p text:style-name="P36">Plants vs Zombies (tutorial, art)</text:p>
        </text:list-item>
        <text:list-item>
          <text:p text:style-name="P36">Super Mario (art, colors)</text:p>
        </text:list-item>
      </text:list>
      <text:list xml:id="list36441484" text:style-name="L1">
        <text:list-item>
          <text:p text:style-name="P28">Questions to Ponder</text:p>
        </text:list-item>
      </text:list>
      <text:list xml:id="list36436118" text:style-name="L1">
        <text:list-item>
          <text:p text:style-name="P30">What can the player do to enhance the mission set they are given? What can they grind on to improve missions?</text:p>
        </text:list-item>
        <text:list-item>
          <text:p text:style-name="P30">Culling is an essential element in selective breeding, how can it be incorporated?</text:p>
        </text:list-item>
      </text:list>
      <text:list xml:id="list36423094" text:style-name="L1">
        <text:list-item>
          <text:p text:style-name="P27"><text:soft-page-break/>V2 Notes</text:p>
        </text:list-item>
      </text:list>
      <text:list xml:id="list36445837" text:style-name="L6">
        <text:list-item>
          <text:p text:style-name="P35"><text:s/>Purebreds (or “Species Genes”)</text:p>
          <text:list>
            <text:list-item>
              <text:p text:style-name="P40">purebred blobs are almost like a separate species. They have unique abilities or enhanced stats that normal blobs don't have. </text:p>
            </text:list-item>
            <text:list-item>
              <text:p text:style-name="P40">Active Purebred blob genes come with predetermined enhancer stats to make the blob desirable. Plus, it's appearance will also be unique.</text:p>
            </text:list-item>
            <text:list-item>
              <text:p text:style-name="P40">Purebred genes are always guaranteed to be passed on</text:p>
            </text:list-item>
            <text:list-item>
              <text:p text:style-name="P40">You cannot have 2 purebred genes on 1 <text:s/>blob.</text:p>
            </text:list-item>
            <text:list-item>
              <text:p text:style-name="P40"/>
            </text:list-item>
          </text:list>
        </text:list-item>
        <text:list-item>
          <text:p text:style-name="P35">Breeding purebreds</text:p>
          <text:list>
            <text:list-item>
              <text:p text:style-name="P40">To obtain a purebred you must first find a blob that has an inactive species gene or add the gene onto the blob from gene storage if you have it.</text:p>
            </text:list-item>
            <text:list-item>
              <text:p text:style-name="P40">Purebred + purebred = purebred ; purebred + blob = <text:s/>blob (with inactive PB gene)</text:p>
            </text:list-item>
            <text:list-item>
              <text:p text:style-name="P40">The purebred gene starts off inactive and has activation requirements like STR &gt; 10</text:p>
            </text:list-item>
            <text:list-item>
              <text:p text:style-name="P40">To activate, you must selectively breed blobs using your stat modifying genes. Once active the purebred gene bestows a stat bonus akin to its requirement, in this case +10 to STR</text:p>
            </text:list-item>
          </text:list>
        </text:list-item>
      </text:list>
      <text:p text:style-name="P9"/>
      <text:list xml:id="list36426389" text:style-name="L6">
        <text:list-item>
          <text:p text:style-name="P35">Gene Removal and Adding</text:p>
          <text:list>
            <text:list-item>
              <text:p text:style-name="P40">Allow for manual Gene removal to remove undesired Species genes (thence PB genes get passed on 100%)</text:p>
            </text:list-item>
            <text:list-item>
              <text:p text:style-name="P40">Removed genes are lost forever</text:p>
            </text:list-item>
            <text:list-item>
              <text:p text:style-name="P40">Create a gene storage where the player can grab genes and add them onto blobs for a cost. </text:p>
            </text:list-item>
            <text:list-item>
              <text:p text:style-name="P40"/>
            </text:list-item>
          </text:list>
        </text:list-item>
        <text:list-item>
          <text:p text:style-name="P35">Getting genes into storage (Gene Pool)</text:p>
          <text:list>
            <text:list-item>
              <text:p text:style-name="P40"><text:soft-page-break/>player may buy “Standard” Genes from the store which give basic stats and inactive purebred genes.</text:p>
            </text:list-item>
            <text:list-item>
              <text:p text:style-name="P40">player may buy a “gene pack” with a mix of common and random genes.</text:p>
            </text:list-item>
          </text:list>
        </text:list-item>
      </text:list>
      <text:p text:style-name="P9"/>
      <text:p text:style-name="P9">Random thoughts:</text:p>
      <text:list xml:id="list6031052221708609364" text:style-name="L7">
        <text:list-item>
          <text:p text:style-name="P37">Color change</text:p>
          <text:list>
            <text:list-item>
              <text:p text:style-name="P41">change color depending on the blob's highest attribute</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dc:date>2016-04-19T17:10:47</dc:date>
    <dc:creator>Vince McDonnell</dc:creator>
    <meta:editing-duration>PT8H41M23S</meta:editing-duration>
    <meta:editing-cycles>4</meta:editing-cycles>
    <meta:document-statistic meta:table-count="0" meta:image-count="0" meta:object-count="0" meta:page-count="13" meta:paragraph-count="218" meta:word-count="3444" meta:character-count="19135"/>
  </office:meta>
</office:document-meta>
</file>